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0BE52C91EFA1E82FA49.png" manifest:media-type="image/png"/>
  <manifest:file-entry manifest:full-path="Pictures/100002010000011B0000008D89BD9E566345B1F4.png" manifest:media-type="image/png"/>
  <manifest:file-entry manifest:full-path="Pictures/10000201000001AA000000A4BCC3648BC1FCF040.png" manifest:media-type="image/png"/>
  <manifest:file-entry manifest:full-path="Pictures/10000201000001D70000018AC419AB23D78334F4.png" manifest:media-type="image/png"/>
  <manifest:file-entry manifest:full-path="Pictures/10000201000001A5000000D4873C3DBB05E3BD37.png" manifest:media-type="image/png"/>
  <manifest:file-entry manifest:full-path="Pictures/10000201000001A2000000CA3FE95C388DEC63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a4b" officeooo:paragraph-rsid="0016aa4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Assignment #2</text:p>
      <text:p text:style-name="P1"/>
      <text:p text:style-name="P1"><draw:frame draw:style-name="fr1" draw:name="Image1" text:anchor-type="paragraph" svg:width="4.9063in" svg:height="4.1043in" draw:z-index="0"><draw:image xlink:href="Pictures/10000201000001D70000018AC419AB23D78334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4.3543in" svg:height="2.1043in" draw:z-index="1"><draw:image xlink:href="Pictures/10000201000001A2000000CA3FE95C388DEC63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4.3854in" svg:height="2.2083in" draw:z-index="2"><draw:image xlink:href="Pictures/10000201000001A5000000D4873C3DBB05E3BD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paragraph" svg:width="4.4374in" svg:height="1.7083in" draw:z-index="3"><draw:image xlink:href="Pictures/10000201000001AA000000A4BCC3648BC1FCF0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2.948in" svg:height="1.4689in" draw:z-index="4"><draw:image xlink:href="Pictures/100002010000011B0000008D89BD9E566345B1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4.6563in" svg:height="1.9791in" draw:z-index="5"><draw:image xlink:href="Pictures/10000201000001BF000000BE52C91EFA1E82FA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3:40:16.968218869</meta:creation-date>
    <dc:date>2019-11-22T23:42:30.169682457</dc:date>
    <meta:editing-duration>PT2M17S</meta:editing-duration>
    <meta:editing-cycles>1</meta:editing-cycles>
    <meta:document-statistic meta:table-count="0" meta:image-count="6" meta:object-count="0" meta:page-count="2" meta:paragraph-count="1" meta:word-count="3" meta:character-count="20" meta:non-whitespace-character-count="18"/>
    <meta:generator>LibreOffice/6.0.7.3$Linux_X86_64 LibreOffice_project/00m0$Build-3</meta:generator>
  </office:meta>
</office:document-meta>
</file>